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draw:fill="none" fo:min-height="12.541cm"/>
      <style:paragraph-properties style:writing-mode="lr-tb"/>
    </style:style>
    <style:style style:name="gr4" style:family="graphic" style:parent-style-name="standard">
      <style:graphic-properties draw:stroke="none" draw:fill="none" fo:min-height="14.932cm"/>
      <style:paragraph-properties style:writing-mode="lr-tb"/>
    </style:style>
    <style:style style:name="gr5" style:family="graphic" style:parent-style-name="standard">
      <style:graphic-properties draw:stroke="none" draw:fill="none" fo:min-height="14.228cm"/>
      <style:paragraph-properties style:writing-mode="lr-tb"/>
    </style:style>
    <style:style style:name="gr6" style:family="graphic" style:parent-style-name="standard">
      <style:graphic-properties draw:stroke="none" draw:fill="none" fo:min-height="13.974cm"/>
      <style:paragraph-properties style:writing-mode="lr-tb"/>
    </style:style>
    <style:style style:name="gr7" style:family="graphic" style:parent-style-name="standard">
      <style:graphic-properties draw:stroke="none" draw:fill="none" fo:min-height="11.378cm"/>
      <style:paragraph-properties style:writing-mode="lr-tb"/>
    </style:style>
    <style:style style:name="gr8" style:family="graphic" style:parent-style-name="standard">
      <style:graphic-properties draw:stroke="none" draw:fill="none" fo:min-height="7.112cm"/>
      <style:paragraph-properties style:writing-mode="lr-tb"/>
    </style:style>
    <style:style style:name="gr9" style:family="graphic" style:parent-style-name="standard">
      <style:graphic-properties draw:stroke="none" draw:fill="none" fo:min-height="8.991cm"/>
      <style:paragraph-properties style:writing-mode="lr-tb"/>
    </style:style>
    <style:style style:name="gr10" style:family="graphic" style:parent-style-name="standard">
      <style:graphic-properties draw:stroke="none" draw:fill="none" fo:min-height="6.401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stroke="none" draw:fill="none" fo:min-height="11.377cm"/>
      <style:paragraph-properties style:writing-mode="lr-tb"/>
    </style:style>
    <style:style style:name="gr13" style:family="graphic" style:parent-style-name="standard">
      <style:graphic-properties draw:stroke="none" draw:fill="none" fo:min-height="12.958cm"/>
      <style:paragraph-properties style:writing-mode="lr-tb"/>
    </style:style>
    <style:style style:name="gr14" style:family="graphic" style:parent-style-name="standard">
      <style:graphic-properties draw:stroke="none" draw:fill="none" fo:min-height="9.245cm"/>
      <style:paragraph-properties style:writing-mode="lr-tb"/>
    </style:style>
    <style:style style:name="gr15" style:family="graphic" style:parent-style-name="standard">
      <style:graphic-properties draw:stroke="none" draw:fill="none" fo:min-height="14.222cm"/>
      <style:paragraph-properties style:writing-mode="lr-tb"/>
    </style:style>
    <style:style style:name="gr16" style:family="graphic" style:parent-style-name="standard">
      <style:graphic-properties draw:stroke="none" draw:fill="none" fo:min-height="12.089cm"/>
      <style:paragraph-properties style:writing-mode="lr-tb"/>
    </style:style>
    <style:style style:name="pr1" style:family="presentation" style:parent-style-name="Default-title">
      <style:graphic-properties draw:auto-grow-height="true" fo:min-height="6.94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3.475cm"/>
      <style:paragraph-properties style:writing-mode="lr-tb"/>
    </style:style>
    <style:style style:name="pr5" style:family="presentation" style:parent-style-name="Default-title">
      <style:graphic-properties fo:min-height="6.94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4.633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style:writing-mode="lr-tb"/>
      <style:text-properties fo:font-size="15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style:writing-mode="lr-tb"/>
      <style:text-properties fo:font-size="16pt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/>
    </style:style>
    <style:style style:name="T5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1.183cm" presentation:class="title" presentation:user-transformed="true">
          <draw:text-box>
            <text:p>Защита курсовой работы по дисциплине <text:line-break/>“Языки программирования”<text:line-break/>Тема: Файловая система</text:p>
          </draw:text-box>
        </draw:frame>
        <draw:frame presentation:style-name="pr2" draw:text-style-name="P2" draw:layer="layout" svg:width="25.199cm" svg:height="9.134cm" svg:x="1.016cm" svg:y="7.122cm" presentation:class="subtitle" presentation:user-transformed="true">
          <draw:text-box>
            <text:p>Сердюков Матвей Романович</text:p>
            <text:p>БББО-05-19</text:p>
            <text:p>19Б0572</text:p>
            <text:p/>
            <text:p><text:span text:style-name="T1">Вариант 72. Разбить группу на 3 части, с указанием интервала года рождения: 1) отличников; 2) хорошистов; 3) троечников</text:span></text:p>
            <text:p><text:span text:style-name="T1">по сессии, вводимой по желанию пользователя за все время обучения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5cm" svg:x="1.4cm" svg:y="0.204cm" presentation:class="title">
          <draw:text-box>
            <text:p>Загрузка данных с клавиатуры</text:p>
          </draw:text-box>
        </draw:frame>
        <draw:frame draw:style-name="gr2" draw:text-style-name="P4" draw:layer="layout" svg:width="0.502cm" svg:height="1.187cm" svg:x="10.762cm" svg:y="6.35cm">
          <draw:text-box>
            <text:p/>
          </draw:text-box>
        </draw:frame>
        <draw:frame draw:style-name="gr3" draw:text-style-name="P5" draw:layer="layout" svg:width="18.422cm" svg:height="12.791cm" svg:x="1.136cm" svg:y="2.699cm">
          <draw:text-box>
            <text:p><text:span text:style-name="T2">my_list* read_from_keyboard()</text:span></text:p>
            <text:p><text:span text:style-name="T2">{</text:span></text:p>
            <text:p><text:span text:style-name="T2"><text:tab/></text:span><text:span text:style-name="T2">clearbuf();</text:span></text:p>
            <text:p><text:span text:style-name="T2"><text:tab/></text:span><text:span text:style-name="T2">my_list* studlist = NULL;</text:span></text:p>
            <text:p><text:span text:style-name="T2"><text:tab/></text:span><text:span text:style-name="T2">student x = read_student(studlist);</text:span></text:p>
            <text:p><text:span text:style-name="T2"><text:tab/></text:span><text:span text:style-name="T2">studlist = init_list(x);</text:span></text:p>
            <text:p><text:span text:style-name="T2"><text:tab/></text:span><text:span text:style-name="T2">char flag;</text:span></text:p>
            <text:p><text:span text:style-name="T2"><text:tab/></text:span><text:span text:style-name="T2">while(true){</text:span></text:p>
            <text:p><text:span text:style-name="T2"><text:tab/></text:span><text:span text:style-name="T2"><text:tab/></text:span><text:span text:style-name="T2">cout &lt;&lt; "Add more(y/n)? ";</text:span></text:p>
            <text:p><text:span text:style-name="T2"><text:tab/></text:span><text:span text:style-name="T2"><text:tab/></text:span><text:span text:style-name="T2">do{</text:span></text:p>
            <text:p><text:span text:style-name="T2"><text:tab/></text:span><text:span text:style-name="T2"><text:tab/></text:span><text:span text:style-name="T2"><text:tab/></text:span><text:span text:style-name="T2">cin &gt;&gt; flag;</text:span></text:p>
            <text:p><text:span text:style-name="T2"><text:tab/></text:span><text:span text:style-name="T2"><text:tab/></text:span><text:span text:style-name="T2"><text:tab/></text:span><text:span text:style-name="T2">clearbuf();</text:span></text:p>
            <text:p><text:span text:style-name="T2"><text:tab/></text:span><text:span text:style-name="T2"><text:tab/></text:span><text:span text:style-name="T2">}while(!(flag == 'y' || flag == 'n'));</text:span></text:p>
            <text:p><text:span text:style-name="T2"><text:tab/></text:span><text:span text:style-name="T2"><text:tab/></text:span><text:span text:style-name="T2">if (flag == 'n'){</text:span></text:p>
            <text:p><text:span text:style-name="T2"><text:tab/></text:span><text:span text:style-name="T2"><text:tab/></text:span><text:span text:style-name="T2"><text:tab/></text:span><text:span text:style-name="T2">break;</text:span></text:p>
            <text:p><text:span text:style-name="T2"><text:tab/></text:span><text:span text:style-name="T2"><text:tab/></text:span><text:span text:style-name="T2">}</text:span></text:p>
            <text:p><text:span text:style-name="T2"><text:tab/></text:span><text:span text:style-name="T2"><text:tab/></text:span><text:span text:style-name="T2">studlist = add_element(studlist, read_student(studlist));</text:span></text:p>
            <text:p><text:span text:style-name="T2"><text:tab/></text:span><text:span text:style-name="T2">}</text:span></text:p>
            <text:p><text:span text:style-name="T2"><text:tab/></text:span><text:span text:style-name="T2">return studlist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5cm" svg:x="1.4cm" svg:y="0.204cm" presentation:class="title">
          <draw:text-box>
            <text:p>Выполнение согласно варианту</text:p>
          </draw:text-box>
        </draw:frame>
        <draw:frame draw:style-name="gr4" draw:text-style-name="P6" draw:layer="layout" svg:width="22.541cm" svg:height="15.182cm" svg:x="0.254cm" svg:y="2.548cm">
          <draw:text-box>
            <text:p><text:span text:style-name="T3">void print_result(my_list* input){</text:span></text:p>
            <text:p><text:span text:style-name="T3"><text:tab/></text:span><text:span text:style-name="T3">unsigned short beg, end;</text:span></text:p>
            <text:p><text:span text:style-name="T3"><text:tab/></text:span><text:span text:style-name="T3">cout &lt;&lt; "Enter birth year interval\n";</text:span></text:p>
            <text:p><text:span text:style-name="T3"><text:tab/></text:span><text:span text:style-name="T3">cout &lt;&lt; "Start: ";</text:span></text:p>
            <text:p><text:span text:style-name="T3"><text:tab/></text:span><text:span text:style-name="T3">while(!(cin &gt;&gt; beg))</text:span><text:span text:style-name="T3"><text:tab/></text:span><text:span text:style-name="T3">{</text:span></text:p>
            <text:p><text:span text:style-name="T3"><text:tab/></text:span><text:span text:style-name="T3"><text:tab/></text:span><text:span text:style-name="T3">clearbuf();</text:span></text:p>
            <text:p><text:span text:style-name="T3"><text:tab/></text:span><text:span text:style-name="T3"><text:tab/></text:span><text:span text:style-name="T3">input_error();</text:span></text:p>
            <text:p><text:span text:style-name="T3"><text:tab/></text:span><text:span text:style-name="T3">}</text:span></text:p>
            <text:p><text:span text:style-name="T3"><text:tab/></text:span><text:span text:style-name="T3">cout &lt;&lt; "End: ";</text:span></text:p>
            <text:p><text:span text:style-name="T3"><text:tab/></text:span><text:span text:style-name="T3">while(!(cin &gt;&gt; end))</text:span><text:span text:style-name="T3"><text:tab/></text:span><text:span text:style-name="T3">{</text:span></text:p>
            <text:p><text:span text:style-name="T3"><text:tab/></text:span><text:span text:style-name="T3"><text:tab/></text:span><text:span text:style-name="T3">clearbuf();</text:span></text:p>
            <text:p><text:span text:style-name="T3"><text:tab/></text:span><text:span text:style-name="T3"><text:tab/></text:span><text:span text:style-name="T3">input_error();</text:span></text:p>
            <text:p><text:span text:style-name="T3"><text:tab/></text:span><text:span text:style-name="T3">}</text:span></text:p>
            <text:p><text:span text:style-name="T3"><text:tab/></text:span><text:span text:style-name="T3">my_list* output = get_students_by_year(input, beg, end);</text:span></text:p>
            <text:p><text:span text:style-name="T3"><text:tab/></text:span><text:span text:style-name="T3">if(output == NULL)</text:span><text:span text:style-name="T3"><text:tab/></text:span><text:span text:style-name="T3">{</text:span></text:p>
            <text:p><text:span text:style-name="T3"><text:tab/></text:span><text:span text:style-name="T3"><text:tab/></text:span><text:span text:style-name="T3">cout &lt;&lt; "No students found in interval " &lt;&lt; beg &lt;&lt; "-" &lt;&lt; end &lt;&lt; endl;</text:span></text:p>
            <text:p><text:span text:style-name="T3"><text:tab/></text:span><text:span text:style-name="T3">}</text:span></text:p>
            <text:p><text:span text:style-name="T3"><text:tab/></text:span><text:span text:style-name="T3">else</text:span><text:span text:style-name="T3"><text:tab/></text:span><text:span text:style-name="T3">{</text:span></text:p>
            <text:p><text:span text:style-name="T3"><text:tab/></text:span><text:span text:style-name="T3"><text:tab/></text:span><text:span text:style-name="T3">unsigned short sesnum;</text:span></text:p>
            <text:p><text:span text:style-name="T3"><text:tab/></text:span><text:span text:style-name="T3"><text:tab/></text:span><text:span text:style-name="T3">cout &lt;&lt; "Enter a number of session to sort through: ";</text:span></text:p>
            <text:p><text:span text:style-name="T3">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6.949cm" svg:x="1.4cm" svg:y="-1.531cm" presentation:class="title" presentation:user-transformed="true">
          <draw:text-box>
            <text:p>Запись и чтение информации в/из файл(-а)</text:p>
          </draw:text-box>
        </draw:frame>
        <draw:frame draw:style-name="gr5" draw:text-style-name="P7" draw:layer="layout" svg:width="22.113cm" svg:height="14.478cm" svg:x="0cm" svg:y="1.524cm">
          <draw:text-box>
            <text:p><text:span text:style-name="T4">void save_data(my_list* lst){</text:span></text:p>
            <text:p><text:span text:style-name="T4"><text:tab/></text:span><text:span text:style-name="T4">my_list* cur = lst;</text:span></text:p>
            <text:p><text:span text:style-name="T4"><text:tab/></text:span><text:span text:style-name="T4">ofstream fout;</text:span></text:p>
            <text:p><text:span text:style-name="T4"><text:tab/></text:span><text:span text:style-name="T4">string filename;</text:span></text:p>
            <text:p><text:span text:style-name="T4"><text:tab/></text:span><text:span text:style-name="T4">string password;</text:span></text:p>
            <text:p><text:span text:style-name="T4"/></text:p>
            <text:p><text:span text:style-name="T4"><text:tab/></text:span><text:span text:style-name="T4">cout &lt;&lt; "Enter name of the file: ";</text:span></text:p>
            <text:p><text:span text:style-name="T4"><text:tab/></text:span><text:span text:style-name="T4">cin &gt;&gt; filename;</text:span></text:p>
            <text:p><text:span text:style-name="T4"><text:tab/></text:span><text:span text:style-name="T4">cout &lt;&lt; "Enter password: ";</text:span></text:p>
            <text:p><text:span text:style-name="T4"><text:tab/></text:span><text:span text:style-name="T4">cin &gt;&gt; password;</text:span></text:p>
            <text:p><text:span text:style-name="T4"/></text:p>
            <text:p><text:span text:style-name="T4"><text:tab/></text:span><text:span text:style-name="T4">fout.open(filename);</text:span></text:p>
            <text:p><text:span text:style-name="T4"><text:tab/></text:span><text:span text:style-name="T4">do</text:span><text:span text:style-name="T4"><text:tab/></text:span><text:span text:style-name="T4">{</text:span></text:p>
            <text:p><text:span text:style-name="T4"><text:tab/></text:span><text:span text:style-name="T4"><text:tab/></text:span><text:span text:style-name="T4">student tmp = cur-&gt;val;</text:span></text:p>
            <text:p><text:span text:style-name="T4"><text:tab/></text:span><text:span text:style-name="T4"><text:tab/></text:span><text:span text:style-name="T4">fout &lt;&lt; encrypt(tmp.get_name(0), password) &lt;&lt; endl;</text:span></text:p>
            <text:p><text:span text:style-name="T4"><text:tab/></text:span><text:span text:style-name="T4"><text:tab/></text:span><text:span text:style-name="T4">fout &lt;&lt; encrypt(tmp.get_name(1), password) &lt;&lt; endl;</text:span></text:p>
            <text:p><text:span text:style-name="T4"><text:tab/></text:span><text:span text:style-name="T4"><text:tab/></text:span><text:span text:style-name="T4">fout &lt;&lt; encrypt(tmp.get_name(2), password) &lt;&lt; endl;</text:span></text:p>
            <text:p><text:span text:style-name="T4"><text:tab/></text:span><text:span text:style-name="T4"><text:tab/></text:span><text:span text:style-name="T4">fout &lt;&lt; encrypt(tmp.get_birthdate(), password) &lt;&lt; endl;</text:span></text:p>
            <text:p><text:span text:style-name="T4"><text:tab/></text:span><text:span text:style-name="T4"><text:tab/></text:span><text:span text:style-name="T4">fout &lt;&lt; encrypt(string(1, tmp.get_sex()), password) &lt;&lt; endl;</text:span></text:p>
            <text:p><text:span text:style-name="T4"><text:tab/></text:span><text:span text:style-name="T4"><text:tab/></text:span><text:span text:style-name="T4">fout &lt;&lt; encrypt(to_string(tmp.get_enroll_year()), password) &lt;&lt; endl;</text:span></text:p>
            <text:p><text:span text:style-name="T4"><text:tab/></text:span><text:span text:style-name="T4"><text:tab/></text:span><text:span text:style-name="T4">fout &lt;&lt; encrypt(tmp.get_fac(), password) &lt;&lt; endl;</text:span></text:p>
            <text:p><text:span text:style-name="T4"><text:tab/></text:span><text:span text:style-name="T4"><text:tab/></text:span><text:span text:style-name="T4">fout &lt;&lt; encrypt(tmp.get_kaf(), password) &lt;&lt; endl;</text:span></text:p>
            <text:p><text:span text:style-name="T4"><text:tab/></text:span><text:span text:style-name="T4"><text:tab/></text:span><text:span text:style-name="T4">fout &lt;&lt; encrypt(tmp.get_group(), password) &lt;&lt; endl;</text:span></text:p>
            <text:p><text:span text:style-name="T4"><text:tab/></text:span><text:span text:style-name="T4"><text:tab/></text:span><text:span text:style-name="T4">fout &lt;&lt; encrypt(tmp.get_id(), password) &lt;&lt; endl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Запись и чтение информации в/из файл(-а)</text:p>
          </draw:text-box>
        </draw:frame>
        <draw:frame draw:style-name="gr6" draw:text-style-name="P7" draw:layer="layout" svg:width="11.081cm" svg:height="14.224cm" svg:x="0cm" svg:y="1.778cm">
          <draw:text-box>
            <text:p><text:span text:style-name="T4">my_list* read_from_file(my_list* lst){</text:span></text:p>
            <text:p><text:span text:style-name="T4"><text:tab/></text:span><text:span text:style-name="T4">lst = init_list(student(1));</text:span></text:p>
            <text:p><text:span text:style-name="T4"><text:tab/></text:span><text:span text:style-name="T4">my_list* root = lst;</text:span></text:p>
            <text:p><text:span text:style-name="T4"><text:tab/></text:span><text:span text:style-name="T4">ifstream fin;</text:span></text:p>
            <text:p><text:span text:style-name="T4"><text:tab/></text:span><text:span text:style-name="T4">string filename;</text:span></text:p>
            <text:p><text:span text:style-name="T4"><text:tab/></text:span><text:span text:style-name="T4">string password;</text:span></text:p>
            <text:p><text:span text:style-name="T4"><text:tab/></text:span><text:span text:style-name="T4">string s = "";</text:span></text:p>
            <text:p><text:span text:style-name="T4"><text:tab/></text:span><text:span text:style-name="T4">cout &lt;&lt; "Enter name of the file: ";</text:span></text:p>
            <text:p><text:span text:style-name="T4"><text:tab/></text:span><text:span text:style-name="T4">cin &gt;&gt; filename;</text:span></text:p>
            <text:p><text:span text:style-name="T4"><text:tab/></text:span><text:span text:style-name="T4">cout &lt;&lt; "Enter password: ";</text:span></text:p>
            <text:p><text:span text:style-name="T4"><text:tab/></text:span><text:span text:style-name="T4">cin &gt;&gt; password;</text:span></text:p>
            <text:p><text:span text:style-name="T4"><text:tab/></text:span><text:span text:style-name="T4">fin.open(filename);</text:span></text:p>
            <text:p><text:span text:style-name="T4"><text:tab/></text:span><text:span text:style-name="T4">while(true)</text:span><text:span text:style-name="T4"><text:tab/></text:span><text:span text:style-name="T4">{</text:span></text:p>
            <text:p><text:span text:style-name="T4"><text:tab/></text:span><text:span text:style-name="T4"><text:tab/></text:span><text:span text:style-name="T4">student x;</text:span></text:p>
            <text:p><text:span text:style-name="T4"><text:tab/></text:span><text:span text:style-name="T4"><text:tab/></text:span><text:span text:style-name="T4">getline(fin, s);</text:span></text:p>
            <text:p><text:span text:style-name="T4"><text:tab/></text:span><text:span text:style-name="T4"><text:tab/></text:span><text:span text:style-name="T4">s = decrypt(s, password);</text:span></text:p>
            <text:p><text:span text:style-name="T4"><text:tab/></text:span><text:span text:style-name="T4"><text:tab/></text:span><text:span text:style-name="T4">if (s == "END OF FILE"){</text:span></text:p>
            <text:p><text:span text:style-name="T4"><text:tab/></text:span><text:span text:style-name="T4"><text:tab/></text:span><text:span text:style-name="T4"><text:tab/></text:span><text:span text:style-name="T4">break;}</text:span></text:p>
            <text:p><text:span text:style-name="T4"><text:tab/></text:span><text:span text:style-name="T4"><text:tab/></text:span><text:span text:style-name="T4">string name[3];</text:span></text:p>
            <text:p><text:span text:style-name="T4"><text:tab/></text:span><text:span text:style-name="T4"><text:tab/></text:span><text:span text:style-name="T4">name[0] = s;</text:span></text:p>
            <text:p><text:span text:style-name="T4"><text:tab/></text:span><text:span text:style-name="T4"><text:tab/></text:span><text:span text:style-name="T4">getline(fin, s);</text:span></text:p>
            <text:p><text:span text:style-name="T4"><text:tab/></text:span><text:span text:style-name="T4"><text:tab/></text:span><text:span text:style-name="T4">s = decrypt(s, password);</text:span></text:p>
            <text:p><text:span text:style-name="T4"><text:tab/></text:span><text:span text:style-name="T4"><text:tab/></text:span><text:span text:style-name="T4">name[1] = s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4.633cm" svg:x="1.4cm" svg:y="-0.373cm" presentation:class="title" presentation:user-transformed="true">
          <draw:text-box>
            <text:p>Использование динамической памяти</text:p>
          </draw:text-box>
        </draw:frame>
        <draw:frame draw:style-name="gr7" draw:text-style-name="P8" draw:layer="layout" svg:width="12.94cm" svg:height="11.628cm" svg:x="0.522cm" svg:y="3.358cm">
          <draw:text-box>
            <text:p>my_list* add_element(my_list* lst, student x)</text:p>
            <text:p>{</text:p>
            <text:p><text:tab/>my_list* tmp;</text:p>
            <text:p><text:tab/>my_list* p;</text:p>
            <text:p/>
            <text:p><text:tab/>tmp = new my_list;</text:p>
            <text:p><text:tab/>p = lst-&gt;nxt;</text:p>
            <text:p><text:tab/>lst-&gt;nxt = tmp;</text:p>
            <text:p/>
            <text:p><text:tab/>tmp-&gt;val = x;</text:p>
            <text:p><text:tab/>tmp-&gt;nxt = p;</text:p>
            <text:p><text:tab/>tmp-&gt;prv = lst;</text:p>
            <text:p/>
            <text:p><text:tab/>p-&gt;prv = tmp;</text:p>
            <text:p><text:tab/>return tmp;</text:p>
            <text:p>}</text:p>
          </draw:text-box>
        </draw:frame>
        <draw:frame draw:style-name="gr8" draw:text-style-name="P8" draw:layer="layout" svg:width="10.679cm" svg:height="7.362cm" svg:x="11.938cm" svg:y="5.338cm">
          <draw:text-box>
            <text:p>my_list* delete_element(my_list* lst)</text:p>
            <text:p>{</text:p>
            <text:p><text:tab/>my_list *prev, *next;</text:p>
            <text:p><text:tab/>prev = lst-&gt;prv;</text:p>
            <text:p><text:tab/>next = lst-&gt;nxt;</text:p>
            <text:p><text:tab/>prev-&gt;nxt = next;</text:p>
            <text:p><text:tab/>next-&gt;prv = prev;</text:p>
            <text:p><text:tab/>delete lst;</text:p>
            <text:p><text:tab/>return prev;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5cm" svg:x="1.4cm" svg:y="0.204cm" presentation:class="title">
          <draw:text-box>
            <text:p>Добавление и удаление записей</text:p>
          </draw:text-box>
        </draw:frame>
        <draw:frame draw:style-name="gr9" draw:text-style-name="P8" draw:layer="layout" svg:width="12.251cm" svg:height="9.241cm" svg:x="0.015cm" svg:y="3.305cm">
          <draw:text-box>
            <text:p>case 3:</text:p>
            <text:p><text:tab/>if (lst != NULL)</text:p>
            <text:p><text:tab/>{</text:p>
            <text:p><text:tab/><text:tab/>cin.ignore();</text:p>
            <text:p><text:tab/><text:tab/>lst = add_element(lst, read_student(lst));</text:p>
            <text:p><text:tab/>}</text:p>
            <text:p><text:tab/>break;</text:p>
            <text:p/>
          </draw:text-box>
        </draw:frame>
        <draw:frame draw:style-name="gr3" draw:text-style-name="P9" draw:layer="layout" svg:width="15.666cm" svg:height="12.791cm" svg:x="9.926cm" svg:y="3.055cm">
          <draw:text-box>
            <text:p><text:span text:style-name="T5">my_list* delete_entry(my_list* input)</text:span></text:p>
            <text:p><text:span text:style-name="T5">{</text:span><text:span text:style-name="T5"><text:tab/></text:span></text:p>
            <text:p><text:span text:style-name="T5"><text:tab/></text:span><text:span text:style-name="T5">string del_id;</text:span></text:p>
            <text:p><text:span text:style-name="T5"><text:tab/></text:span><text:span text:style-name="T5">cout &lt;&lt; "Enter ID of student you want to delete: ";</text:span></text:p>
            <text:p><text:span text:style-name="T5"><text:tab/></text:span><text:span text:style-name="T5">cin &gt;&gt; del_id;</text:span></text:p>
            <text:p><text:span text:style-name="T5"><text:tab/></text:span><text:span text:style-name="T5">my_list* del = find_element_by_id(input, del_id);</text:span></text:p>
            <text:p><text:span text:style-name="T5"><text:tab/></text:span><text:span text:style-name="T5">if (del == NULL)</text:span><text:span text:style-name="T5"><text:tab/></text:span><text:span text:style-name="T5">{</text:span></text:p>
            <text:p><text:span text:style-name="T5"><text:tab/></text:span><text:span text:style-name="T5"><text:tab/></text:span><text:span text:style-name="T5">cout &lt;&lt; "Entry not found!" &lt;&lt; endl;</text:span></text:p>
            <text:p><text:span text:style-name="T5"><text:tab/></text:span><text:span text:style-name="T5">}</text:span></text:p>
            <text:p><text:span text:style-name="T5"><text:tab/></text:span><text:span text:style-name="T5">else</text:span><text:span text:style-name="T5"><text:tab/></text:span><text:span text:style-name="T5">{</text:span></text:p>
            <text:p><text:span text:style-name="T5"><text:tab/></text:span><text:span text:style-name="T5"><text:tab/></text:span><text:span text:style-name="T5">if (del == del-&gt;nxt){</text:span></text:p>
            <text:p><text:span text:style-name="T5"><text:tab/></text:span><text:span text:style-name="T5"><text:tab/></text:span><text:span text:style-name="T5"><text:tab/></text:span><text:span text:style-name="T5">input = delete_list(input);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5">else</text:span><text:span text:style-name="T5"><text:tab/></text:span><text:span text:style-name="T5">{</text:span></text:p>
            <text:p><text:span text:style-name="T5"><text:tab/></text:span><text:span text:style-name="T5"><text:tab/></text:span><text:span text:style-name="T5"><text:tab/></text:span><text:span text:style-name="T5">input = delete_element(del);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}</text:span></text:p>
            <text:p><text:span text:style-name="T5"><text:tab/></text:span><text:span text:style-name="T5">return input;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0.627cm" presentation:class="title">
          <draw:text-box>
            <text:p>Изменение записей</text:p>
          </draw:text-box>
        </draw:frame>
        <draw:frame draw:style-name="gr7" draw:text-style-name="P8" draw:layer="layout" svg:width="14.963cm" svg:height="11.628cm" svg:x="6.881cm" svg:y="3.104cm">
          <draw:text-box>
            <text:p>my_list* edit_entry(my_list* input)</text:p>
            <text:p>{</text:p>
            <text:p><text:tab/>string ed_id;</text:p>
            <text:p><text:tab/>cout &lt;&lt; "Enter ID of student you want to edit: ";</text:p>
            <text:p><text:tab/>cin &gt;&gt; ed_id;</text:p>
            <text:p><text:tab/>my_list* x = find_element_by_id(input, ed_id);</text:p>
            <text:p><text:tab/>if (x == NULL)</text:p>
            <text:p><text:tab/>{</text:p>
            <text:p><text:tab/><text:tab/>cout &lt;&lt; "Entry not found!" &lt;&lt; endl;</text:p>
            <text:p><text:tab/>}</text:p>
            <text:p><text:tab/>else</text:p>
            <text:p><text:tab/>{</text:p>
            <text:p><text:tab/><text:tab/>x-&gt;val = edit(x-&gt;val);</text:p>
            <text:p><text:tab/>}</text:p>
            <text:p><text:tab/>return input;<text:tab/>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475cm" svg:x="1.4cm" svg:y="0.204cm" presentation:class="title">
          <draw:text-box>
            <text:p>Конструкторы и деструкторы</text:p>
          </draw:text-box>
        </draw:frame>
        <draw:frame draw:style-name="gr10" draw:text-style-name="P8" draw:layer="layout" svg:width="10.192cm" svg:height="6.651cm" svg:x="6.604cm" svg:y="5.541cm">
          <draw:text-box>
            <text:p><text:tab/><text:tab/>student(){;}</text:p>
            <text:p><text:tab/><text:tab/>student(unsigned short x)</text:p>
            <text:p><text:tab/><text:tab/>{</text:p>
            <text:p><text:tab/><text:tab/><text:tab/>n_sessions = x;</text:p>
            <text:p><text:tab/><text:tab/>}</text:p>
            <text:p><text:tab/><text:tab/>~student()</text:p>
            <text:p><text:tab/><text:tab/>{</text:p>
            <text:p><text:tab/><text:tab/><text:tab/>n_sessions = 0;</text:p>
            <text:p><text:tab/><text:tab/>}<text:tab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text-style-name="P1" draw:layer="layout" svg:width="25.199cm" svg:height="2.629cm" svg:x="1.4cm" svg:y="0.627cm" presentation:class="title">
          <draw:text-box>
            <text:p>Друзья классов</text:p>
          </draw:text-box>
        </draw:frame>
        <draw:frame draw:style-name="gr11" draw:text-style-name="P8" draw:layer="layout" svg:width="12.309cm" svg:height="0.963cm" svg:x="-0.762cm" svg:y="2.794cm">
          <draw:text-box>
            <text:p><text:tab/><text:tab/>friend student edit(student input);</text:p>
          </draw:text-box>
        </draw:frame>
        <draw:frame draw:style-name="gr12" draw:text-style-name="P8" draw:layer="layout" svg:width="16.546cm" svg:height="11.627cm" svg:x="-0.762cm" svg:y="4.064cm">
          <draw:text-box>
            <text:p><text:tab/><text:tab/>…</text:p>
            <text:p><text:tab/><text:tab/>if (n == 4)</text:p>
            <text:p><text:tab/><text:tab/>{</text:p>
            <text:p><text:tab/><text:tab/><text:tab/>unsigned short new_enr;</text:p>
            <text:p><text:tab/><text:tab/><text:tab/>do</text:p>
            <text:p><text:tab/><text:tab/><text:tab/>{</text:p>
            <text:p><text:tab/><text:tab/><text:tab/><text:tab/>cout &lt;&lt; "Enter enroll year: ";</text:p>
            <text:p><text:tab/><text:tab/><text:tab/><text:tab/>while(!(cin &gt;&gt; new_enr))</text:p>
            <text:p><text:tab/><text:tab/><text:tab/><text:tab/>{</text:p>
            <text:p><text:tab/><text:tab/><text:tab/><text:tab/><text:tab/>clearbuf();</text:p>
            <text:p><text:tab/><text:tab/><text:tab/><text:tab/><text:tab/>input_error();</text:p>
            <text:p><text:tab/><text:tab/><text:tab/><text:tab/>}</text:p>
            <text:p><text:tab/><text:tab/><text:tab/>}while(check_enroll_year(new_enr) != true);</text:p>
            <text:p><text:tab/><text:tab/><text:tab/>input.enroll_year = new_enr;</text:p>
            <text:p><text:tab/><text:tab/>}</text:p>
            <text:p><text:tab/><text:tab/>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1" draw:layer="layout" svg:width="25.199cm" svg:height="2.629cm" svg:x="1.4cm" svg:y="0.627cm" presentation:class="title">
          <draw:text-box>
            <text:p>Наследование</text:p>
          </draw:text-box>
        </draw:frame>
        <draw:frame draw:style-name="gr13" draw:text-style-name="P8" draw:layer="layout" svg:width="12.199cm" svg:height="13.208cm" svg:x="0.762cm" svg:y="2.294cm">
          <draw:text-box>
            <text:p>class data_string</text:p>
            <text:p>{</text:p>
            <text:p><text:tab/>private:</text:p>
            <text:p><text:tab/><text:tab/>string data;</text:p>
            <text:p><text:tab/>public:</text:p>
            <text:p><text:tab/><text:tab/>virtual void set_data(string input)</text:p>
            <text:p><text:tab/><text:tab/>{</text:p>
            <text:p><text:tab/><text:tab/><text:tab/>data = input;</text:p>
            <text:p><text:tab/><text:tab/>}</text:p>
            <text:p><text:tab/><text:tab/>virtual string get_data() const</text:p>
            <text:p><text:tab/><text:tab/>{</text:p>
            <text:p><text:tab/><text:tab/><text:tab/>return data;</text:p>
            <text:p><text:tab/><text:tab/>}</text:p>
            <text:p>};</text:p>
            <text:p>class faculty: public data_string </text:p>
            <text:p>{</text:p>
            <text:p><text:tab/>string data;</text:p>
            <text:p>};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1" draw:layer="layout" svg:width="25.199cm" svg:height="2.629cm" svg:x="1.4cm" svg:y="0.627cm" presentation:class="title">
          <draw:text-box>
            <text:p>Перегрузка операций</text:p>
          </draw:text-box>
        </draw:frame>
        <draw:frame draw:style-name="gr14" draw:text-style-name="P8" draw:layer="layout" svg:width="15.107cm" svg:height="9.495cm" svg:x="-2.153cm" svg:y="3.967cm">
          <draw:text-box>
            <text:p><text:tab/><text:tab/>session&amp; operator=(const session&amp; right)</text:p>
            <text:p><text:tab/><text:tab/>{</text:p>
            <text:p><text:tab/><text:tab/><text:tab/>if (this == &amp;right)</text:p>
            <text:p><text:tab/><text:tab/><text:tab/>{</text:p>
            <text:p><text:tab/><text:tab/><text:tab/><text:tab/>return *this;</text:p>
            <text:p><text:tab/><text:tab/><text:tab/>}</text:p>
            <text:p><text:tab/><text:tab/><text:tab/>this-&gt;n = right.n;</text:p>
            <text:p><text:tab/><text:tab/><text:tab/>for (int i = 0; i &lt; n; i++)</text:p>
            <text:p><text:tab/><text:tab/><text:tab/>{</text:p>
            <text:p><text:tab/><text:tab/><text:tab/><text:tab/>this-&gt;subjects[i] = right.subjects[i];</text:p>
            <text:p><text:tab/><text:tab/><text:tab/>}</text:p>
            <text:p><text:tab/><text:tab/><text:tab/>return *this;</text:p>
            <text:p><text:tab/><text:tab/>}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1" draw:layer="layout" svg:width="25.199cm" svg:height="2.629cm" svg:x="1.4cm" svg:y="0.627cm" presentation:class="title">
          <draw:text-box>
            <text:p>Виртуальные функции</text:p>
          </draw:text-box>
        </draw:frame>
        <draw:frame draw:style-name="gr15" draw:text-style-name="P8" draw:layer="layout" svg:width="24.171cm" svg:height="14.472cm" svg:x="0.529cm" svg:y="2.698cm">
          <draw:text-box>
            <text:p>class fullname: public data_string</text:p>
            <text:p>{</text:p>
            <text:p><text:tab/>string name[3];</text:p>
            <text:p><text:tab/>public:</text:p>
            <text:p><text:tab/><text:tab/>void set_data(string last_name, string first_name, string middle_name){</text:p>
            <text:p><text:tab/><text:tab/><text:tab/>name[0] = last_name;</text:p>
            <text:p><text:tab/><text:tab/><text:tab/>name[1] = first_name;</text:p>
            <text:p><text:tab/><text:tab/><text:tab/>name[2] = middle_name;</text:p>
            <text:p><text:tab/><text:tab/>}</text:p>
            <text:p><text:tab/><text:tab/>string get_data() const<text:tab/><text:tab/>{</text:p>
            <text:p><text:tab/><text:tab/><text:tab/>string s = name[0] + ' ' + name[1] + ' ' + name[2];</text:p>
            <text:p><text:tab/><text:tab/><text:tab/>return s;</text:p>
            <text:p><text:tab/><text:tab/>}</text:p>
            <text:p><text:tab/><text:tab/>string get_i_data(int i) const</text:p>
            <text:p><text:tab/><text:tab/>{</text:p>
            <text:p><text:tab/><text:tab/><text:tab/>return name[i];</text:p>
            <text:p><text:tab/><text:tab/>}</text:p>
            <text:p>};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1" draw:layer="layout" svg:width="25.199cm" svg:height="2.629cm" svg:x="1.4cm" svg:y="0.627cm" presentation:class="title">
          <draw:text-box>
            <text:p>Шифрование</text:p>
          </draw:text-box>
        </draw:frame>
        <draw:frame draw:style-name="gr16" draw:text-style-name="P8" draw:layer="layout" svg:width="16.229cm" svg:height="12.339cm" svg:x="4.517cm" svg:y="3.066cm">
          <draw:text-box>
            <text:p>std::string encrypt(std::string input, std::string password)</text:p>
            <text:p>{</text:p>
            <text:p><text:tab/>std::string output;</text:p>
            <text:p/>
            <text:p><text:tab/>using namespace CryptoPP;</text:p>
            <text:p/>
            <text:p><text:tab/>StringSource ss1(input, true,</text:p>
            <text:p><text:tab/><text:tab/>new DefaultEncryptorWithMAC(</text:p>
            <text:p><text:tab/><text:tab/><text:tab/>(byte*)password.data(), password.size(),</text:p>
            <text:p><text:tab/><text:tab/><text:tab/>new HexEncoder(</text:p>
            <text:p><text:tab/><text:tab/><text:tab/><text:tab/>new StringSink(output)</text:p>
            <text:p><text:tab/><text:tab/><text:tab/>)</text:p>
            <text:p><text:tab/><text:tab/>)</text:p>
            <text:p><text:tab/>);</text:p>
            <text:p/>
            <text:p><text:tab/>return output;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text-style-name="P1" draw:layer="layout" svg:width="25.199cm" svg:height="2.629cm" svg:x="1.4cm" svg:y="0.627cm" presentation:class="title">
          <draw:text-box>
            <text:p>Дешифрование</text:p>
          </draw:text-box>
        </draw:frame>
        <draw:frame draw:style-name="gr2" draw:text-style-name="P10" draw:layer="layout" svg:width="0.502cm" svg:height="1.187cm" svg:x="9.906cm" svg:y="7.112cm">
          <draw:text-box>
            <text:p/>
          </draw:text-box>
        </draw:frame>
        <draw:frame draw:style-name="gr16" draw:text-style-name="P8" draw:layer="layout" svg:width="16.229cm" svg:height="12.339cm" svg:x="6.123cm" svg:y="3.256cm">
          <draw:text-box>
            <text:p>std::string decrypt(std::string input, std::string password)</text:p>
            <text:p>{</text:p>
            <text:p><text:tab/>std::string output;</text:p>
            <text:p/>
            <text:p><text:tab/>using namespace CryptoPP;</text:p>
            <text:p/>
            <text:p><text:tab/>StringSource ss1(input, true,</text:p>
            <text:p><text:tab/><text:tab/>new HexDecoder(</text:p>
            <text:p><text:tab/><text:tab/><text:tab/>new DefaultDecryptorWithMAC(</text:p>
            <text:p><text:tab/><text:tab/><text:tab/>(byte*)password.data(), password.size(),</text:p>
            <text:p><text:tab/><text:tab/><text:tab/><text:tab/>new StringSink(output)</text:p>
            <text:p><text:tab/><text:tab/><text:tab/>)</text:p>
            <text:p><text:tab/><text:tab/>)</text:p>
            <text:p><text:tab/>);</text:p>
            <text:p/>
            <text:p><text:tab/>return output;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00:18:44.996334982</meta:creation-date>
    <dc:date>2020-06-04T10:51:25.683761466</dc:date>
    <meta:editing-duration>PT7H15M16S</meta:editing-duration>
    <meta:editing-cycles>17</meta:editing-cycles>
    <meta:generator>LibreOffice/6.3.6.2$Linux_X86_64 LibreOffice_project/30$Build-2</meta:generator>
    <meta:document-statistic meta:object-count="86"/>
  </office:meta>
</office:document-meta>
</file>